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0000000480660D03A57F2704B1.png" manifest:media-type="image/png"/>
  <manifest:file-entry manifest:full-path="Pictures/100000000000026D0000013570B162C402E80509.png" manifest:media-type="image/png"/>
  <manifest:file-entry manifest:full-path="Pictures/1000000000000780000005000B5DE927AB8042F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188cm" fo:min-width="0.938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188cm" fo:min-width="0.938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448cm" fo:min-width="0.736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548cm" fo:min-width="0.836cm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47cm" fo:min-width="0.2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3cm, 39.568cm, 15.59cm, 11.46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76cm, 10.394cm, 14.889cm, 39.336cm)" draw:image-opacity="100%" style:mirror="none"/>
    </style:style>
    <style:style style:name="gr10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086cm" fo:min-width="0.836cm" fo:padding-top="0.176cm" fo:padding-bottom="0.176cm" fo:padding-left="0.301cm" fo:padding-right="0.30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6.269cm" svg:height="3.119cm" svg:x="0.429cm" svg:y="0.543cm">
          <draw:image xlink:href="Pictures/100000000000026D0000013570B162C402E80509.png" xlink:type="simple" xlink:show="embed" xlink:actuate="onLoad">
            <text:p/>
          </draw:image>
        </draw:frame>
        <draw:frame draw:style-name="gr1" draw:text-style-name="P1" draw:layer="layout" svg:width="5.605cm" svg:height="3.737cm" svg:x="9.746cm" svg:y="0.386cm">
          <draw:image xlink:href="Pictures/1000000000000780000005000B5DE927AB8042F8.jpg" xlink:type="simple" xlink:show="embed" xlink:actuate="onLoad">
            <text:p/>
          </draw:image>
        </draw:frame>
        <draw:custom-shape draw:style-name="gr2" draw:text-style-name="P2" draw:layer="layout" svg:width="2.032cm" svg:height="2.032cm" svg:x="2.142cm" svg:y="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032cm" svg:height="2.032cm" svg:x="6.943cm" svg:y="9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2cm" svg:height="1.272cm" svg:x="2.204cm" svg:y="1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.032cm" svg:height="1.272cm" svg:x="7.004cm" svg:y="13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508cm" svg:height="0.508cm" svg:x="7.756cm" svg:y="13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2.032cm" svg:height="1.272cm" svg:x="11.904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16cm" svg:height="1.016cm" svg:x="12.412cm" svg:y="1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508cm" svg:height="0.508cm" svg:x="12.656cm" svg:y="1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5" draw:layer="layout" svg:width="3.555cm" svg:height="2.921cm" svg:x="2.541cm" svg:y="5.715cm">
          <draw:image xlink:href="Pictures/100002010000080000000480660D03A57F2704B1.png" xlink:type="simple" xlink:show="embed" xlink:actuate="onLoad">
            <text:p/>
          </draw:image>
        </draw:frame>
        <draw:frame draw:style-name="gr9" draw:text-style-name="P5" draw:layer="layout" svg:width="3.961cm" svg:height="3.301cm" svg:x="10.414cm" svg:y="4.827cm">
          <draw:image xlink:href="Pictures/100002010000080000000480660D03A57F2704B1.png" xlink:type="simple" xlink:show="embed" xlink:actuate="onLoad">
            <text:p/>
          </draw:image>
        </draw:frame>
        <draw:custom-shape draw:style-name="gr10" draw:text-style-name="P3" draw:layer="layout" svg:width="2.032cm" svg:height="2.032cm" svg:x="11.843cm" svg:y="9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2.49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7T21:49:46.447258121</meta:creation-date>
    <dc:date>2021-02-27T22:36:07.309041016</dc:date>
    <meta:editing-duration>PT15M50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